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Gothic" svg:font-family="CenturyGothic"/>
    <style:font-face style:name="CenturyGothic1" svg:font-family="CenturyGothic" style:font-pitch="variable"/>
    <style:font-face style:name="Courier" svg:font-family="Courier" style:font-pitch="variable"/>
    <style:font-face style:name="Courier1" svg:font-family="Courier"/>
    <style:font-face style:name="CourierNew" svg:font-family="CourierNew" style:font-pitch="variable"/>
    <style:font-face style:name="CourierNew1" svg:font-family="CourierNew"/>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face style:name="Symbol1" svg:font-family="Symbol"/>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1.157cm" fo:min-width="6.38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1.157cm" fo:min-width="6.428cm" fo:padding-top="0cm" fo:padding-bottom="0cm" fo:padding-left="0cm" fo:padding-right="0cm"/>
      <style:paragraph-properties style:writing-mode="lr-tb"/>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3.367cm" fo:min-width="3.439cm" fo:padding-top="0cm" fo:padding-bottom="0cm" fo:padding-left="0cm" fo:padding-right="0cm"/>
      <style:paragraph-properties style:writing-mode="lr-tb"/>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199cm" fo:min-width="9.539cm" fo:padding-top="0cm" fo:padding-bottom="0cm" fo:padding-left="0cm" fo:padding-right="0cm"/>
      <style:paragraph-properties style:writing-mode="lr-tb"/>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none" draw:textarea-horizontal-align="left" draw:textarea-vertical-align="top" draw:auto-grow-height="true" draw:auto-grow-width="true" fo:min-height="0.865cm" fo:min-width="3.04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3cm" fo:min-width="0.38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3cm" fo:min-width="8.828cm" fo:padding-top="0cm" fo:padding-bottom="0cm" fo:padding-left="0cm" fo:padding-right="0cm"/>
      <style:paragraph-properties style:writing-mode="lr-tb"/>
    </style:style>
    <style:style style:name="gr15"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6" style:family="graphic" style:parent-style-name="standard">
      <style:graphic-properties draw:stroke="none" draw:fill="none" draw:textarea-horizontal-align="left" draw:textarea-vertical-align="top" draw:auto-grow-height="true" draw:auto-grow-width="true" fo:min-height="0.53cm" fo:min-width="8.52cm" fo:padding-top="0cm" fo:padding-bottom="0cm" fo:padding-left="0cm" fo:padding-right="0cm"/>
      <style:paragraph-properties style:writing-mode="lr-tb"/>
    </style:style>
    <style:style style:name="gr17" style:family="graphic" style:parent-style-name="standard">
      <style:graphic-properties draw:stroke="none" draw:fill="none" draw:fill-color="#ffffff" fo:min-height="0.53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3cm" fo:min-width="10.98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865cm" fo:min-width="5.476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1.059cm" fo:min-width="18.066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cm" fo:min-width="10.12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cm" fo:min-width="7.592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cm" fo:min-width="10.403cm" fo:padding-top="0cm" fo:padding-bottom="0cm" fo:padding-left="0cm" fo:padding-right="0cm"/>
      <style:paragraph-properties style:writing-mode="lr-tb"/>
    </style:style>
    <style:style style:name="gr24"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5"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6" style:family="graphic" style:parent-style-name="standard">
      <style:graphic-properties draw:stroke="none" draw:fill="none" draw:textarea-horizontal-align="left" draw:textarea-vertical-align="top" draw:auto-grow-height="true" draw:auto-grow-width="true" fo:min-height="1.059cm" fo:min-width="15.75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46cm" fo:min-width="7.586cm" fo:padding-top="0cm" fo:padding-bottom="0cm" fo:padding-left="0cm" fo:padding-right="0cm"/>
      <style:paragraph-properties style:writing-mode="lr-tb"/>
    </style:style>
    <style:style style:name="gr28" style:family="graphic" style:parent-style-name="standard">
      <style:graphic-properties draw:stroke="none" draw:fill="solid" draw:fill-color="#808080"/>
    </style:style>
    <style:style style:name="gr29" style:family="graphic" style:parent-style-name="standard">
      <style:graphic-properties draw:stroke="none" draw:fill="none" draw:textarea-horizontal-align="left" draw:textarea-vertical-align="top" draw:auto-grow-height="true" draw:auto-grow-width="true" fo:min-height="0.674cm" fo:min-width="8.198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525cm" fo:min-width="18.29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649cm" fo:min-width="8.816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12cm" fo:min-width="6.14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509cm" fo:min-width="0.37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49cm" fo:min-width="2.55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12cm" fo:min-width="12.38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49cm" fo:min-width="2.622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12cm" fo:min-width="10.4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02cm" fo:min-width="1.59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02cm" fo:min-width="0.90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02cm" fo:min-width="3.00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02cm" fo:min-width="3.03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02cm" fo:min-width="0.849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302cm" fo:min-width="1.276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02cm" fo:min-width="4.83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02cm" fo:min-width="0.94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674cm" fo:min-width="8.38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017cm" fo:min-width="18.43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02cm" fo:min-width="0.828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02cm" fo:min-width="0.641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674cm" fo:min-width="8.1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674cm" fo:min-width="8.278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674cm" fo:min-width="8.079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674cm" fo:min-width="8.24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1.525cm" fo:min-width="17.938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674cm" fo:min-width="8.426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674cm" fo:min-width="8.181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674cm" fo:min-width="8.325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674cm" fo:min-width="8.126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674cm" fo:min-width="7.1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1.105cm" fo:min-width="17.938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937cm" fo:min-width="0.451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solid" draw:fill-color="#000000"/>
    </style:style>
    <style:style style:name="P12" style:family="paragraph">
      <loext:graphic-properties draw:fill="none"/>
      <style:paragraph-properties fo:text-align="start"/>
      <style:text-properties fo:font-size="18pt" style:font-size-asian="18pt" style:font-size-complex="18pt"/>
    </style:style>
    <style:style style:name="P13" style:family="paragraph">
      <loext:graphic-properties draw:fill="none"/>
      <style:paragraph-properties fo:text-align="start"/>
      <style:text-properties fo:font-size="11pt" style:font-size-asian="11pt" style:font-size-complex="11pt"/>
    </style:style>
    <style:style style:name="P14" style:family="paragraph">
      <loext:graphic-properties draw:fill="none" draw:fill-color="#ffffff"/>
      <style:paragraph-properties fo:text-align="start"/>
      <style:text-properties fo:font-size="24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style:paragraph-properties fo:text-align="start"/>
      <style:text-properties fo:font-size="10.6000003814697pt" style:font-size-asian="10.6000003814697pt" style:font-size-complex="10.6000003814697pt"/>
    </style:style>
    <style:style style:name="P23" style:family="paragraph">
      <loext:graphic-properties draw:fill="none"/>
      <style:text-properties fo:font-size="10pt" style:font-size-asian="10pt" style:font-size-complex="10pt"/>
    </style:style>
    <style:style style:name="T1" style:family="text">
      <style:text-properties fo:color="#000000" loext:opacity="100%" style:font-name="CenturyGothic" fo:font-size="24pt" fo:font-weight="bold" style:font-size-asian="24pt" style:font-name-complex="CenturyGothic" style:font-size-complex="24pt" style:font-weight-complex="bold"/>
    </style:style>
    <style:style style:name="T2" style:family="text">
      <style:text-properties fo:color="#a7a5a6" loext:opacity="100%" style:font-name="CenturyGothic" fo:font-size="70.0999984741211pt" fo:font-weight="bold" style:font-size-asian="70.0999984741211pt" style:font-name-complex="CenturyGothic" style:font-size-complex="70.0999984741211pt" style:font-weight-complex="bold"/>
    </style:style>
    <style:style style:name="T3" style:family="text">
      <style:text-properties fo:color="#231f20" loext:opacity="100%" style:font-name="CenturyGothic" fo:font-size="25pt" fo:font-style="italic" fo:font-weight="bold" style:font-size-asian="25pt" style:font-name-complex="CenturyGothic" style:font-size-complex="25pt" style:font-style-complex="italic" style:font-weight-complex="bold"/>
    </style:style>
    <style:style style:name="T4" style:family="text">
      <style:text-properties fo:color="#ffffff" loext:opacity="100%" style:font-name="CenturyGothic" fo:font-size="18pt" style:font-size-asian="18pt" style:font-name-complex="CenturyGothic" style:font-size-complex="18pt"/>
    </style:style>
    <style:style style:name="T5" style:family="text">
      <style:text-properties fo:color="#000000" loext:opacity="100%" style:font-name="CenturyGothic" fo:font-size="11pt" style:font-size-asian="11pt" style:font-name-complex="CenturyGothic" style:font-size-complex="11pt"/>
    </style:style>
    <style:style style:name="T6" style:family="text">
      <style:text-properties fo:color="#000000" loext:opacity="100%" style:font-name="CenturyGothic" fo:font-size="11pt" fo:font-style="italic" style:font-size-asian="11pt" style:font-name-complex="CenturyGothic" style:font-size-complex="11pt" style:font-style-complex="italic"/>
    </style:style>
    <style:style style:name="T7" style:family="text">
      <style:text-properties fo:color="#000000" loext:opacity="100%" style:font-name="CenturyGothic" fo:font-size="11pt" style:text-underline-style="none" fo:font-weight="bold" style:font-size-asian="11pt" style:font-name-complex="CenturyGothic" style:font-size-complex="11pt" style:font-weight-complex="bold"/>
    </style:style>
    <style:style style:name="T8" style:family="text">
      <style:text-properties fo:color="#000000" loext:opacity="100%" style:font-name="CenturyGothic" fo:font-size="11pt" fo:font-weight="bold" style:font-size-asian="11pt" style:font-name-complex="CenturyGothic" style:font-size-complex="11pt" style:font-weight-complex="bold"/>
    </style:style>
    <style:style style:name="T9" style:family="text">
      <style:text-properties fo:color="#000000" loext:opacity="100%" style:font-name="CourierNew1" fo:font-size="11pt" style:font-size-asian="11pt" style:font-name-complex="CourierNew1" style:font-size-complex="11pt"/>
    </style:style>
    <style:style style:name="T10" style:family="text">
      <style:text-properties fo:color="#ffffff" loext:opacity="100%" style:font-name="CenturyGothic" fo:font-size="14.1000003814697pt" fo:font-weight="bold" style:font-size-asian="14.1000003814697pt" style:font-name-complex="CenturyGothic" style:font-size-complex="14.1000003814697pt" style:font-weight-complex="bold"/>
    </style:style>
    <style:style style:name="T11" style:family="text">
      <style:text-properties fo:color="#000000" loext:opacity="100%" style:font-name="CenturyGothic" fo:font-size="10.6000003814697pt" fo:font-style="italic" fo:font-weight="normal" style:font-size-asian="10.6000003814697pt" style:font-weight-asian="normal" style:font-name-complex="CenturyGothic" style:font-size-complex="10.6000003814697pt" style:font-style-complex="italic" style:font-weight-complex="normal"/>
    </style:style>
    <style:style style:name="T12" style:family="text">
      <style:text-properties fo:color="#000000" loext:opacity="100%" style:font-name="CenturyGothic" fo:font-size="10.6000003814697pt" fo:font-style="italic" style:font-size-asian="10.6000003814697pt" style:font-name-complex="CenturyGothic" style:font-size-complex="10.6000003814697pt" style:font-style-complex="italic"/>
    </style:style>
    <style:style style:name="T13" style:family="text">
      <style:text-properties fo:color="#ffffff" loext:opacity="100%" style:font-name="CenturyGothic" fo:font-size="13.3999996185303pt" fo:font-weight="bold" style:font-size-asian="13.3999996185303pt" style:font-name-complex="CenturyGothic" style:font-size-complex="13.3999996185303pt" style:font-weight-complex="bold"/>
    </style:style>
    <style:style style:name="T14" style:family="text">
      <style:text-properties fo:color="#000000" loext:opacity="100%" style:font-name="CenturyGothic" fo:font-size="8.5pt" fo:font-style="italic" style:font-size-asian="8.5pt" style:font-name-complex="CenturyGothic" style:font-size-complex="8.5pt" style:font-style-complex="italic"/>
    </style:style>
    <style:style style:name="T15" style:family="text">
      <style:text-properties fo:color="#000000" loext:opacity="100%" style:font-name="Courier1" fo:font-size="10.6000003814697pt" style:font-size-asian="10.6000003814697pt" style:font-name-complex="Courier1" style:font-size-complex="10.6000003814697pt"/>
    </style:style>
    <style:style style:name="T16" style:family="text">
      <style:text-properties fo:color="#000000" loext:opacity="100%" style:font-name="CenturyGothic" fo:font-size="10.6000003814697pt" style:font-size-asian="10.6000003814697pt" style:font-name-complex="CenturyGothic" style:font-size-complex="10.6000003814697pt"/>
    </style:style>
    <style:style style:name="T17" style:family="text">
      <style:text-properties fo:color="#000000" loext:opacity="100%" style:font-name="Symbol1" fo:font-size="10.6000003814697pt" style:font-size-asian="10.6000003814697pt" style:font-name-complex="Symbol1" style:font-size-complex="10.6000003814697pt"/>
    </style:style>
    <style:style style:name="T18" style:family="text">
      <style:text-properties fo:color="#000000" loext:opacity="100%" style:font-name="CenturyGothic" fo:font-size="6.30000019073486pt" fo:font-style="italic" style:font-size-asian="6.30000019073486pt" style:font-name-complex="CenturyGothic" style:font-size-complex="6.30000019073486pt" style:font-style-complex="italic"/>
    </style:style>
    <style:style style:name="T19" style:family="text">
      <style:text-properties fo:color="#000000" loext:opacity="100%" style:font-name="CenturyGothic" fo:font-size="10.6000003814697pt" fo:font-style="italic" fo:font-weight="bold" style:font-size-asian="10.6000003814697pt" style:font-name-complex="CenturyGothic" style:font-size-complex="10.6000003814697pt"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1.157cm" svg:x="5.532cm" svg:y="21.657cm">
          <draw:text-box>
            <text:p text:style-name="P1"><text:span text:style-name="T1">Karşılaştırma</text:span></text:p>
          </draw:text-box>
        </draw:frame>
        <draw:frame draw:style-name="gr2" draw:text-style-name="P2" draw:layer="layout" svg:width="6.428cm" svg:height="1.15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3.367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9.539cm" svg:height="1.199cm" svg:x="8.785cm" svg:y="15.75cm">
          <draw:text-box>
            <text:p text:style-name="P1"><text:span text:style-name="T3">“</text:span><text:span text:style-name="T3">bahçe-içinde-mi?”</text:span></text:p>
          </draw:text-box>
        </draw:frame>
      </draw:page>
      <draw:page draw:name="page2" draw:style-name="dp1" draw:master-page-name="master-page105">
        <draw:polygon draw:style-name="gr11" draw:text-style-name="P11" draw:layer="layout" svg:width="17.788cm" svg:height="0.78cm" svg:x="1.902cm" svg:y="2.534cm" svg:viewBox="0 0 17789 781" draw:points="0,0 17789,0 17789,781 0,781">
          <text:p/>
        </draw:polygon>
        <draw:frame draw:style-name="gr12" draw:text-style-name="P12" draw:layer="layout" svg:width="3.042cm" svg:height="0.865cm" svg:x="1.906cm" svg:y="2.584cm">
          <draw:text-box>
            <text:p text:style-name="P1"><text:span text:style-name="T4">Ve / Veya</text:span></text:p>
          </draw:text-box>
        </draw:frame>
        <draw:frame draw:style-name="gr13" draw:text-style-name="P13" draw:layer="layout" svg:width="0.387cm" svg:height="0.53cm" svg:x="3.176cm" svg:y="4.341cm">
          <draw:text-box>
            <text:p text:style-name="P1"><text:span text:style-name="T5">1.</text:span></text:p>
          </draw:text-box>
        </draw:frame>
        <draw:frame draw:style-name="gr14" draw:text-style-name="P13" draw:layer="layout" svg:width="8.828cm" svg:height="0.53cm" svg:x="3.767cm" svg:y="4.329cm">
          <draw:text-box>
            <text:p text:style-name="P1"><text:span text:style-name="T5">İki beşten küçüktür, ve sıfır altıya eşittir. </text:span></text:p>
          </draw:text-box>
        </draw:frame>
        <draw:frame draw:style-name="gr13" draw:text-style-name="P13" draw:layer="layout" svg:width="0.387cm" svg:height="0.53cm" svg:x="3.176cm" svg:y="9.5cm">
          <draw:text-box>
            <text:p text:style-name="P1"><text:span text:style-name="T5">2.</text:span></text:p>
          </draw:text-box>
        </draw:frame>
        <draw:polygon draw:style-name="gr15" draw:text-style-name="P8" draw:layer="layout" svg:width="4.165cm" svg:height="3.622cm" svg:x="3.307cm" svg:y="5.405cm" svg:viewBox="0 0 4166 3623" draw:points="2082,3623 1941,3619 1806,3609 1673,3589 1543,3564 1416,3531 1291,3488 1166,3439 1042,3380 921,3316 810,3247 706,3172 609,3095 517,3010 433,2919 353,2822 279,2716 212,2608 156,2500 107,2392 68,2280 39,2169 16,2053 4,1935 0,1812 4,1688 16,1569 39,1454 68,1342 107,1231 156,1122 212,1014 279,906 353,802 433,704 517,614 609,528 706,451 810,376 921,307 1042,243 1166,184 1291,135 1416,92 1543,59 1673,34 1806,15 1941,4 2082,0 2224,4 2360,15 2493,34 2622,59 2749,92 2875,135 3000,184 3123,243 3244,307 3355,376 3460,451 3558,528 3648,614 3732,704 3813,802 3886,906 3954,1014 4010,1122 4059,1231 4098,1342 4127,1454 4150,1569 4162,1688 4166,1812 4162,1935 4150,2053 4127,2169 4098,2280 4059,2392 4010,2500 3954,2608 3886,2716 3813,2822 3732,2919 3648,3010 3558,3095 3460,3172 3355,3247 3244,3316 3123,3380 3000,3439 2875,3488 2749,3531 2622,3564 2493,3589 2360,3609 2224,3619">
          <text:p/>
        </draw:polygon>
        <draw:frame draw:style-name="gr16" draw:text-style-name="P13" draw:layer="layout" svg:width="8.52cm" svg:height="0.53cm" svg:x="3.694cm" svg:y="9.514cm">
          <draw:text-box>
            <text:p text:style-name="P1"><text:span text:style-name="T6">İki dörtten küçüktür, veya</text:span><text:span text:style-name="T5"> dört altıya eşittir.</text:span></text:p>
          </draw:text-box>
        </draw:frame>
        <draw:frame draw:style-name="gr17" draw:text-style-name="P14" draw:layer="layout" svg:width="18.184cm" svg:height="0.53cm" svg:x="1.904cm" svg:y="3.547cm">
          <draw:text-box>
            <text:p text:style-name="P1"><text:span text:style-name="T7">Aşağıdaki ifadeler için değerlendirme çemberlerini çizin ve onları Racket</text:span><text:span text:style-name="T8">’e çevirin.</text:span></text:p>
          </draw:text-box>
        </draw:frame>
        <draw:polygon draw:style-name="gr15"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3" draw:text-style-name="P13" draw:layer="layout" svg:width="0.387cm" svg:height="0.53cm" svg:x="3.177cm" svg:y="15.301cm">
          <draw:text-box>
            <text:p text:style-name="P1"><text:span text:style-name="T5">3.</text:span></text:p>
          </draw:text-box>
        </draw:frame>
        <draw:frame draw:style-name="gr16" draw:text-style-name="P13" draw:layer="layout" svg:width="8.52cm" svg:height="0.53cm" svg:x="3.712cm" svg:y="15.306cm">
          <draw:text-box>
            <text:p text:style-name="P1"><text:span text:style-name="T6">Üç, dört ve yedi arasındadır (ikisine eşit değil)</text:span></text:p>
          </draw:text-box>
        </draw:frame>
        <draw:frame draw:style-name="gr13" draw:text-style-name="P13" draw:layer="layout" svg:width="0.387cm" svg:height="0.53cm" svg:x="3.177cm" svg:y="20.801cm">
          <draw:text-box>
            <text:p text:style-name="P1"><text:span text:style-name="T5">4.</text:span></text:p>
          </draw:text-box>
        </draw:frame>
        <draw:frame draw:style-name="gr18" draw:text-style-name="P13" draw:layer="layout" svg:width="10.988cm" svg:height="0.53cm" svg:x="3.712cm" svg:y="20.806cm">
          <draw:text-box>
            <text:p text:style-name="P1"><text:span text:style-name="T6">Beş, <text:s/>dört ve yedi arasında değildir (ikisinden birine eşit olabilir)</text:span></text:p>
          </draw:text-box>
        </draw:frame>
        <draw:polygon draw:style-name="gr15" draw:text-style-name="P8" draw:layer="layout" svg:width="4.165cm" svg:height="3.622cm" svg:x="3.334cm" svg:y="10.477cm" svg:viewBox="0 0 4166 3623" draw:points="2082,3623 1941,3619 1806,3609 1673,3589 1543,3564 1416,3531 1291,3488 1166,3439 1042,3380 921,3316 810,3247 706,3172 609,3095 517,3010 433,2919 353,2822 279,2716 212,2608 156,2500 107,2392 68,2280 39,2169 16,2053 4,1935 0,1812 4,1688 16,1569 39,1454 68,1342 107,1231 156,1122 212,1014 279,906 353,802 433,704 517,614 609,528 706,451 810,376 921,307 1042,243 1166,184 1291,135 1416,92 1543,59 1673,34 1806,15 1941,4 2082,0 2224,4 2360,15 2493,34 2622,59 2749,92 2875,135 3000,184 3123,243 3244,307 3355,376 3460,451 3558,528 3648,614 3732,704 3813,802 3886,906 3954,1014 4010,1122 4059,1231 4098,1342 4127,1454 4150,1569 4162,1688 4166,1812 4162,1935 4150,2053 4127,2169 4098,2280 4059,2392 4010,2500 3954,2608 3886,2716 3813,2822 3732,2919 3648,3010 3558,3095 3460,3172 3355,3247 3244,3316 3123,3380 3000,3439 2875,3488 2749,3531 2622,3564 2493,3589 2360,3609 2224,3619">
          <text:p/>
        </draw:polygon>
        <draw:polygon draw:style-name="gr15" draw:text-style-name="P8" draw:layer="layout" svg:width="4.165cm" svg:height="3.622cm" svg:x="3.334cm" svg:y="15.978cm" svg:viewBox="0 0 4166 3623" draw:points="2082,3623 1941,3619 1806,3609 1673,3589 1543,3564 1416,3531 1291,3488 1166,3439 1042,3380 921,3316 810,3247 706,3172 609,3095 517,3010 433,2919 353,2822 279,2716 212,2608 156,2500 107,2392 68,2280 39,2169 16,2053 4,1935 0,1812 4,1688 16,1569 39,1454 68,1342 107,1231 156,1122 212,1014 279,906 353,802 433,704 517,614 609,528 706,451 810,376 921,307 1042,243 1166,184 1291,135 1416,92 1543,59 1673,34 1806,15 1941,4 2082,0 2224,4 2360,15 2493,34 2622,59 2749,92 2875,135 3000,184 3123,243 3244,307 3355,376 3460,451 3558,528 3648,614 3732,704 3813,802 3886,906 3954,1014 4010,1122 4059,1231 4098,1342 4127,1454 4150,1569 4162,1688 4166,1812 4162,1935 4150,2053 4127,2169 4098,2280 4059,2392 4010,2500 3954,2608 3886,2716 3813,2822 3732,2919 3648,3010 3558,3095 3460,3172 3355,3247 3244,3316 3123,3380 3000,3439 2875,3488 2749,3531 2622,3564 2493,3589 2360,3609 2224,3619">
          <text:p/>
        </draw:polygon>
        <draw:polygon draw:style-name="gr15" draw:text-style-name="P8" draw:layer="layout" svg:width="4.165cm" svg:height="3.622cm" svg:x="3.334cm" svg:y="21.778cm" svg:viewBox="0 0 4166 3623" draw:points="2082,3623 1941,3619 1806,3609 1673,3589 1543,3564 1416,3531 1291,3488 1166,3439 1042,3380 921,3316 810,3247 706,3172 609,3095 517,3010 433,2919 353,2822 279,2716 212,2608 156,2500 107,2392 68,2280 39,2169 16,2053 4,1935 0,1812 4,1688 16,1569 39,1454 68,1342 107,1231 156,1122 212,1014 279,906 353,802 433,704 517,614 609,528 706,451 810,376 921,307 1042,243 1166,184 1291,135 1416,92 1543,59 1673,34 1806,15 1941,4 2082,0 2224,4 2360,15 2493,34 2622,59 2749,92 2875,135 3000,184 3123,243 3244,307 3355,376 3460,451 3558,528 3648,614 3732,704 3813,802 3886,906 3954,1014 4010,1122 4059,1231 4098,1342 4127,1454 4150,1569 4162,1688 4166,1812 4162,1935 4150,2053 4127,2169 4098,2280 4059,2392 4010,2500 3954,2608 3886,2716 3813,2822 3732,2919 3648,3010 3558,3095 3460,3172 3355,3247 3244,3316 3123,3380 3000,3439 2875,3488 2749,3531 2622,3564 2493,3589 2360,3609 2224,3619">
          <text:p/>
        </draw:polygon>
      </draw:page>
      <draw:page draw:name="page3" draw:style-name="dp1" draw:master-page-name="master-page105">
        <draw:polygon draw:style-name="gr11" draw:text-style-name="P11" draw:layer="layout" svg:width="17.788cm" svg:height="0.78cm" svg:x="1.902cm" svg:y="2.534cm" svg:viewBox="0 0 17789 781" draw:points="0,0 17789,0 17789,781 0,781">
          <text:p/>
        </draw:polygon>
        <draw:frame draw:style-name="gr19" draw:text-style-name="P12" draw:layer="layout" svg:width="5.476cm" svg:height="0.865cm" svg:x="9.116cm" svg:y="2.584cm">
          <draw:text-box>
            <text:p text:style-name="P1"><text:span text:style-name="T4">Tasarım Reçetesi</text:span></text:p>
          </draw:text-box>
        </draw:frame>
        <draw:frame draw:style-name="gr20" draw:text-style-name="P13" draw:layer="layout" svg:width="18.066cm" svg:height="1.059cm" svg:x="2.314cm" svg:y="3.621cm">
          <draw:text-box>
            <text:p text:style-name="P1"><text:span text:style-name="T5">Deniz <text:s/>bir bahçede. Bahçe dışına çıkmadan en fazla ne kadar </text:span></text:p>
            <text:p text:style-name="P1"><text:span text:style-name="T5">sola ve sağa doğru gidebilir? Bu hem bahçenin genişliği hem kelebeğin genişliğine bağlı.</text:span></text:p>
          </draw:text-box>
        </draw:frame>
        <draw:frame draw:style-name="gr13" draw:text-style-name="P13" draw:layer="layout" svg:width="0.387cm" svg:height="0.53cm" svg:x="2.541cm" svg:y="4.776cm">
          <draw:text-box>
            <text:p text:style-name="P1"><text:span text:style-name="T5">1.</text:span></text:p>
          </draw:text-box>
        </draw:frame>
        <draw:frame draw:style-name="gr21" draw:text-style-name="P13" draw:layer="layout" svg:width="10.128cm" svg:height="0.53cm" svg:x="3.176cm" svg:y="4.776cm">
          <draw:text-box>
            <text:p text:style-name="P1"><text:span text:style-name="T5">Sola doğru görülür olduğu en düşük x koordinatı:</text:span></text:p>
          </draw:text-box>
        </draw:frame>
        <draw:frame draw:style-name="gr22" draw:text-style-name="P13" draw:layer="layout" svg:width="7.592cm" svg:height="0.53cm" svg:x="12.595cm" svg:y="4.876cm">
          <draw:text-box>
            <text:p text:style-name="P1"><text:span text:style-name="T5">___________________________________________</text:span></text:p>
          </draw:text-box>
        </draw:frame>
        <draw:frame draw:style-name="gr13" draw:text-style-name="P13" draw:layer="layout" svg:width="0.387cm" svg:height="0.53cm" svg:x="2.541cm" svg:y="6.205cm">
          <draw:text-box>
            <text:p text:style-name="P1"><text:span text:style-name="T5">2.</text:span></text:p>
          </draw:text-box>
        </draw:frame>
        <draw:frame draw:style-name="gr23" draw:text-style-name="P13" draw:layer="layout" svg:width="10.403cm" svg:height="0.53cm" svg:x="3.176cm" svg:y="6.205cm">
          <draw:text-box>
            <text:p text:style-name="P1"><text:span text:style-name="T5">Sağa doğru görülür olduğu en yüksek x koordinatı:</text:span></text:p>
          </draw:text-box>
        </draw:frame>
        <draw:frame draw:style-name="gr13" draw:text-style-name="P13" draw:layer="layout" svg:width="0.387cm" svg:height="0.53cm" svg:x="2.541cm" svg:y="7.634cm">
          <draw:text-box>
            <text:p text:style-name="P1"><text:span text:style-name="T5">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4"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5"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6" draw:text-style-name="P13" draw:layer="layout" svg:width="15.758cm" svg:height="1.059cm" svg:x="3.176cm" svg:y="7.634cm">
          <draw:text-box>
            <text:p text:style-name="P1"><text:span text:style-name="T5">Yukarıda verilen her iki ifade için Değerlendirme Çemberi'ni aşağıdaki dairelerin </text:span></text:p>
            <text:p text:style-name="P1"><text:span text:style-name="T5">içerisine çizin.</text:span></text:p>
          </draw:text-box>
        </draw:frame>
        <draw:frame draw:style-name="gr27" draw:text-style-name="P13" draw:layer="layout" svg:width="7.586cm" svg:height="0.446cm" svg:x="12.502cm" svg:y="4.868cm">
          <draw:text-box>
            <text:p text:style-name="P1"><text:span text:style-name="T9">(&gt; <text:s text:c="2"/>x <text:s text:c="24"/>)</text:span></text:p>
          </draw:text-box>
        </draw:frame>
        <draw:frame draw:style-name="gr22" draw:text-style-name="P13" draw:layer="layout" svg:width="7.592cm" svg:height="0.53cm" svg:x="12.595cm" svg:y="6.276cm">
          <draw:text-box>
            <text:p text:style-name="P1"><text:span text:style-name="T5">___________________________________________</text:span></text:p>
          </draw:text-box>
        </draw:frame>
        <draw:frame draw:style-name="gr27" draw:text-style-name="P13" draw:layer="layout" svg:width="7.586cm" svg:height="0.446cm" svg:x="12.502cm" svg:y="6.268cm">
          <draw:text-box>
            <text:p text:style-name="P1"><text:span text:style-name="T9">(&lt; <text:s text:c="2"/>x <text:s text:c="24"/>)</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3cm" svg:x="1.874cm" svg:y="12.178cm" svg:viewBox="0 0 17848 894" draw:points="0,0 17848,0 17848,894 0,894">
          <text:p/>
        </draw:polygon>
        <draw:frame draw:style-name="gr29" draw:text-style-name="P16" draw:layer="layout" svg:width="8.198cm" svg:height="0.674cm" svg:x="7.861cm" svg:y="1.68cm">
          <draw:text-box>
            <text:p text:style-name="P1"><text:span text:style-name="T10">Problem: “bahçe-içinde-sol?”</text:span></text:p>
          </draw:text-box>
        </draw:frame>
        <draw:frame draw:style-name="gr30" draw:text-style-name="P17" draw:layer="layout" svg:width="18.294cm" svg:height="1.525cm" svg:x="2.122cm" svg:y="2.786cm">
          <draw:text-box>
            <text:p text:style-name="P1"><text:span text:style-name="T11">“</text:span><text:span text:style-name="T11">bahçe-içinde-sol?” fonksiyonunu yazmak için tasarım reçetesini kullanın. Bu fonksiyon bir</text:span></text:p>
            <text:p text:style-name="P1"><text:span text:style-name="T11"><text:s/></text:span><text:span text:style-name="T11">x-koordinatı alır ve kelebeğin sol taraftan bahçe içinde olup olmadığını kontrol eder.</text:span></text:p>
            <text:p text:style-name="P1"><text:span text:style-name="T12"/></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0.908cm">
          <draw:text-box>
            <text:p text:style-name="P1"><text:span text:style-name="T15">(ÖRNEK(</text:span></text:p>
          </draw:text-box>
        </draw:frame>
        <draw:frame draw:style-name="gr33" draw:text-style-name="P17" draw:layer="layout" svg:width="0.371cm" svg:height="0.45cm" svg:x="10.773cm" svg:y="10.908cm">
          <draw:text-box>
            <text:p text:style-name="P1"><text:span text:style-name="T15">)</text:span></text:p>
          </draw:text-box>
        </draw:frame>
        <draw:frame draw:style-name="gr39" draw:text-style-name="P18" draw:layer="layout" svg:width="2.622cm" svg:height="0.649cm" svg:x="2.023cm" svg:y="12.361cm">
          <draw:text-box>
            <text:p text:style-name="P1"><text:span text:style-name="T13">Tanım</text:span></text:p>
          </draw:text-box>
        </draw:frame>
        <draw:frame draw:style-name="gr40" draw:text-style-name="P19" draw:layer="layout" svg:width="10.48cm" svg:height="0.412cm" svg:x="1.875cm" svg:y="13.093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3.709cm">
          <draw:text-box>
            <text:p text:style-name="P1"><text:span text:style-name="T15">(define(</text:span></text:p>
          </draw:text-box>
        </draw:frame>
        <draw:frame draw:style-name="gr33" draw:text-style-name="P17" draw:layer="layout" svg:width="0.371cm" svg:height="0.45cm" svg:x="10.55cm" svg:y="13.709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0"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42" draw:text-style-name="P21" draw:layer="layout" svg:width="0.908cm" svg:height="0.302cm" svg:x="16.946cm" svg:y="6.221cm">
          <draw:text-box>
            <text:p text:style-name="P1"><text:span text:style-name="T18">çıktı(lar)</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polygon draw:style-name="gr11" draw:text-style-name="P11" draw:layer="layout" svg:width="9.915cm" svg:height="0.025cm" svg:x="9.162cm" svg:y="10.195cm" svg:viewBox="0 0 9916 26" draw:points="0,0 9916,0 9916,26 0,26">
          <text:p/>
        </draw:polygon>
        <draw:frame draw:style-name="gr44" draw:text-style-name="P21" draw:layer="layout" svg:width="3.033cm" svg:height="0.302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3"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1" draw:text-style-name="P21" draw:layer="layout" svg:width="1.598cm" svg:height="0.302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5" draw:text-style-name="P21" draw:layer="layout" svg:width="0.849cm" svg:height="0.302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11" draw:text-style-name="P11" draw:layer="layout" svg:width="3.297cm" svg:height="0.025cm" svg:x="7.104cm" svg:y="14.31cm" svg:viewBox="0 0 3298 26" draw:points="0,0 3298,0 3298,26 0,26">
          <text:p/>
        </draw:polygon>
        <draw:frame draw:style-name="gr41" draw:text-style-name="P21" draw:layer="layout" svg:width="1.598cm" svg:height="0.302cm" svg:x="4.515cm" svg:y="14.451cm">
          <draw:text-box>
            <text:p text:style-name="P1"><text:span text:style-name="T18">fonksiyon adı</text:span></text:p>
          </draw:text-box>
        </draw:frame>
        <draw:polygon draw:style-name="gr11" draw:text-style-name="P11" draw:layer="layout" svg:width="14.526cm" svg:height="0.025cm" svg:x="3.659cm" svg:y="15.624cm" svg:viewBox="0 0 14527 26" draw:points="0,0 14527,0 14527,26 0,26">
          <text:p/>
        </draw:polygon>
        <draw:frame draw:style-name="gr46" draw:text-style-name="P21" draw:layer="layout" svg:width="1.276cm" svg:height="0.302cm" svg:x="8.27cm" svg:y="14.451cm">
          <draw:text-box>
            <text:p text:style-name="P1"><text:span text:style-name="T18">değişkenler</text:span></text:p>
          </draw:text-box>
        </draw:frame>
        <draw:frame draw:style-name="gr47" draw:text-style-name="P21" draw:layer="layout" svg:width="4.832cm" svg:height="0.302cm" svg:x="8.58cm" svg:y="15.764cm">
          <draw:text-box>
            <text:p text:style-name="P1"><text:span text:style-name="T18">fonksiyonun değişkenler ile yaptığı</text:span></text:p>
          </draw:text-box>
        </draw:frame>
        <draw:frame draw:style-name="gr48" draw:text-style-name="P21" draw:layer="layout" svg:width="0.942cm" svg:height="0.302cm" svg:x="9.782cm" svg:y="6.221cm">
          <draw:text-box>
            <text:p text:style-name="P1"><text:span text:style-name="T18">girdi(ler)</text:span></text:p>
          </draw:text-box>
        </draw:frame>
        <draw:frame draw:style-name="gr48" draw:text-style-name="P21" draw:layer="Layer5" svg:width="0.942cm" svg:height="0.302cm" svg:x="8.881cm" svg:y="10.322cm">
          <draw:text-box>
            <text:p text:style-name="P1"><text:span text:style-name="T18">girdi(ler)</text:span></text:p>
          </draw:text-box>
        </draw:frame>
      </draw:page>
      <draw:page draw:name="page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3cm" svg:x="1.874cm" svg:y="12.178cm" svg:viewBox="0 0 17848 894" draw:points="0,0 17848,0 17848,894 0,894">
          <text:p/>
        </draw:polygon>
        <draw:frame draw:style-name="gr49" draw:text-style-name="P16" draw:layer="layout" svg:width="8.38cm" svg:height="0.674cm" svg:x="7.687cm" svg:y="1.68cm">
          <draw:text-box>
            <text:p text:style-name="P1"><text:span text:style-name="T10">Problem: “bahçe-içinde-sağ?”</text:span></text:p>
          </draw:text-box>
        </draw:frame>
        <draw:frame draw:style-name="gr50" draw:text-style-name="P17" draw:layer="layout" svg:width="18.43cm" svg:height="1.017cm" svg:x="2.122cm" svg:y="2.786cm">
          <draw:text-box>
            <text:p text:style-name="P1"><text:span text:style-name="T11">“</text:span><text:span text:style-name="T11">bahçe-içinde-sağ?” fonksiyonunu yazmak için tasarım reçetesini kullanın. Bu fonksiyon bir</text:span></text:p>
            <text:p text:style-name="P1"><text:span text:style-name="T11"><text:s/></text:span><text:span text:style-name="T11">x-koordinatı alır ve kelebeğin sağ taraftan bahçe içinde olup olmadığını kontrol eder.</text:span><text:span text:style-name="T19"> </text:span></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0.908cm">
          <draw:text-box>
            <text:p text:style-name="P1"><text:span text:style-name="T15">(ÖRNEK(</text:span></text:p>
          </draw:text-box>
        </draw:frame>
        <draw:frame draw:style-name="gr33" draw:text-style-name="P17" draw:layer="layout" svg:width="0.371cm" svg:height="0.45cm" svg:x="10.773cm" svg:y="10.908cm">
          <draw:text-box>
            <text:p text:style-name="P1"><text:span text:style-name="T15">)</text:span></text:p>
          </draw:text-box>
        </draw:frame>
        <draw:frame draw:style-name="gr39" draw:text-style-name="P18" draw:layer="layout" svg:width="2.622cm" svg:height="0.649cm" svg:x="2.023cm" svg:y="12.361cm">
          <draw:text-box>
            <text:p text:style-name="P1"><text:span text:style-name="T13">Tanım</text:span></text:p>
          </draw:text-box>
        </draw:frame>
        <draw:frame draw:style-name="gr40" draw:text-style-name="P19" draw:layer="layout" svg:width="10.48cm" svg:height="0.412cm" svg:x="1.875cm" svg:y="13.093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3.709cm">
          <draw:text-box>
            <text:p text:style-name="P1"><text:span text:style-name="T15">(define(</text:span></text:p>
          </draw:text-box>
        </draw:frame>
        <draw:frame draw:style-name="gr33"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4" draw:text-style-name="P21" draw:layer="layout" svg:width="3.033cm" svg:height="0.302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3"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1" draw:text-style-name="P21" draw:layer="layout" svg:width="1.598cm" svg:height="0.302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5" draw:text-style-name="P21" draw:layer="layout" svg:width="0.849cm" svg:height="0.302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1" draw:text-style-name="P21" draw:layer="layout" svg:width="1.598cm" svg:height="0.302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6" draw:text-style-name="P21" draw:layer="layout" svg:width="1.276cm" svg:height="0.302cm" svg:x="8.27cm" svg:y="14.451cm">
          <draw:text-box>
            <text:p text:style-name="P1"><text:span text:style-name="T18">değişkenler</text:span></text:p>
          </draw:text-box>
        </draw:frame>
        <draw:frame draw:style-name="gr47" draw:text-style-name="P21" draw:layer="layout" svg:width="4.832cm" svg:height="0.302cm" svg:x="8.58cm" svg:y="15.764cm">
          <draw:text-box>
            <text:p text:style-name="P1"><text:span text:style-name="T18">fonksiyonun değişkenler ile yaptığı</text:span></text:p>
          </draw:text-box>
        </draw:frame>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3cm" svg:x="1.874cm" svg:y="12.178cm" svg:viewBox="0 0 17848 894" draw:points="0,0 17848,0 17848,894 0,894">
          <text:p/>
        </draw:polygon>
        <draw:frame draw:style-name="gr53" draw:text-style-name="P16" draw:layer="layout" svg:width="8.134cm" svg:height="0.674cm" svg:x="7.687cm" svg:y="1.68cm">
          <draw:text-box>
            <text:p text:style-name="P1"><text:span text:style-name="T10">Problem: “bahçe-içinde-alt?”</text:span></text:p>
          </draw:text-box>
        </draw:frame>
        <draw:frame draw:style-name="gr50" draw:text-style-name="P17" draw:layer="layout" svg:width="18.43cm" svg:height="1.017cm" svg:x="2.122cm" svg:y="2.786cm">
          <draw:text-box>
            <text:p text:style-name="P1"><text:span text:style-name="T11">“</text:span><text:span text:style-name="T11">bahçe-içinde-alt?” fonksiyonunu yazmak için tasarım reçetesini kullanın. Bu fonksiyon bir</text:span></text:p>
            <text:p text:style-name="P1"><text:span text:style-name="T11"><text:s/></text:span><text:span text:style-name="T11">y-koordinatı alır ve kelebeğin alt taraftan bahçe içinde olup olmadığını kontrol eder.</text:span><text:span text:style-name="T19"> </text:span></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0.908cm">
          <draw:text-box>
            <text:p text:style-name="P1"><text:span text:style-name="T15">(ÖRNEK(</text:span></text:p>
          </draw:text-box>
        </draw:frame>
        <draw:frame draw:style-name="gr33" draw:text-style-name="P17" draw:layer="layout" svg:width="0.371cm" svg:height="0.45cm" svg:x="10.773cm" svg:y="10.908cm">
          <draw:text-box>
            <text:p text:style-name="P1"><text:span text:style-name="T15">)</text:span></text:p>
          </draw:text-box>
        </draw:frame>
        <draw:frame draw:style-name="gr39" draw:text-style-name="P18" draw:layer="layout" svg:width="2.622cm" svg:height="0.649cm" svg:x="2.023cm" svg:y="12.361cm">
          <draw:text-box>
            <text:p text:style-name="P1"><text:span text:style-name="T13">Tanım</text:span></text:p>
          </draw:text-box>
        </draw:frame>
        <draw:frame draw:style-name="gr40" draw:text-style-name="P19" draw:layer="layout" svg:width="10.48cm" svg:height="0.412cm" svg:x="1.875cm" svg:y="13.093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3.709cm">
          <draw:text-box>
            <text:p text:style-name="P1"><text:span text:style-name="T15">(define(</text:span></text:p>
          </draw:text-box>
        </draw:frame>
        <draw:frame draw:style-name="gr33"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4" draw:text-style-name="P21" draw:layer="layout" svg:width="3.033cm" svg:height="0.302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3"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1" draw:text-style-name="P21" draw:layer="layout" svg:width="1.598cm" svg:height="0.302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5" draw:text-style-name="P21" draw:layer="layout" svg:width="0.849cm" svg:height="0.302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1" draw:text-style-name="P21" draw:layer="layout" svg:width="1.598cm" svg:height="0.302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6" draw:text-style-name="P21" draw:layer="layout" svg:width="1.276cm" svg:height="0.302cm" svg:x="8.27cm" svg:y="14.451cm">
          <draw:text-box>
            <text:p text:style-name="P1"><text:span text:style-name="T18">değişkenler</text:span></text:p>
          </draw:text-box>
        </draw:frame>
        <draw:frame draw:style-name="gr47" draw:text-style-name="P21" draw:layer="layout" svg:width="4.832cm" svg:height="0.302cm" svg:x="8.58cm" svg:y="15.764cm">
          <draw:text-box>
            <text:p text:style-name="P1"><text:span text:style-name="T18">fonksiyonun değişkenler ile yaptığı</text:span></text:p>
          </draw:text-box>
        </draw:frame>
      </draw:page>
      <draw:page draw:name="page7"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3cm" svg:x="1.874cm" svg:y="12.178cm" svg:viewBox="0 0 17848 894" draw:points="0,0 17848,0 17848,894 0,894">
          <text:p/>
        </draw:polygon>
        <draw:frame draw:style-name="gr54" draw:text-style-name="P16" draw:layer="layout" svg:width="8.278cm" svg:height="0.674cm" svg:x="7.687cm" svg:y="1.68cm">
          <draw:text-box>
            <text:p text:style-name="P1"><text:span text:style-name="T10">Problem: “bahçe-içinde-üst?”</text:span></text:p>
          </draw:text-box>
        </draw:frame>
        <draw:frame draw:style-name="gr50" draw:text-style-name="P17" draw:layer="layout" svg:width="18.43cm" svg:height="1.017cm" svg:x="2.122cm" svg:y="2.786cm">
          <draw:text-box>
            <text:p text:style-name="P1"><text:span text:style-name="T11">“</text:span><text:span text:style-name="T11">bahçe-içinde-üst?” fonksiyonunu yazmak için tasarım reçetesini kullanın. Bu fonksiyon bir</text:span></text:p>
            <text:p text:style-name="P1"><text:span text:style-name="T11"><text:s/></text:span><text:span text:style-name="T11">y-koordinatı alır ve kelebeğin üst taraftan bahçe içinde olup olmadığını kontrol eder.</text:span><text:span text:style-name="T19"> </text:span></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0.908cm">
          <draw:text-box>
            <text:p text:style-name="P1"><text:span text:style-name="T15">(ÖRNEK(</text:span></text:p>
          </draw:text-box>
        </draw:frame>
        <draw:frame draw:style-name="gr33" draw:text-style-name="P17" draw:layer="layout" svg:width="0.371cm" svg:height="0.45cm" svg:x="10.773cm" svg:y="10.908cm">
          <draw:text-box>
            <text:p text:style-name="P1"><text:span text:style-name="T15">)</text:span></text:p>
          </draw:text-box>
        </draw:frame>
        <draw:frame draw:style-name="gr39" draw:text-style-name="P18" draw:layer="layout" svg:width="2.622cm" svg:height="0.649cm" svg:x="2.023cm" svg:y="12.361cm">
          <draw:text-box>
            <text:p text:style-name="P1"><text:span text:style-name="T13">Tanım</text:span></text:p>
          </draw:text-box>
        </draw:frame>
        <draw:frame draw:style-name="gr40" draw:text-style-name="P19" draw:layer="layout" svg:width="10.48cm" svg:height="0.412cm" svg:x="1.875cm" svg:y="13.093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3.709cm">
          <draw:text-box>
            <text:p text:style-name="P1"><text:span text:style-name="T15">(define(</text:span></text:p>
          </draw:text-box>
        </draw:frame>
        <draw:frame draw:style-name="gr33"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4" draw:text-style-name="P21" draw:layer="layout" svg:width="3.033cm" svg:height="0.302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3"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1" draw:text-style-name="P21" draw:layer="layout" svg:width="1.598cm" svg:height="0.302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5" draw:text-style-name="P21" draw:layer="layout" svg:width="0.849cm" svg:height="0.302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1" draw:text-style-name="P21" draw:layer="layout" svg:width="1.598cm" svg:height="0.302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6" draw:text-style-name="P21" draw:layer="layout" svg:width="1.276cm" svg:height="0.302cm" svg:x="8.27cm" svg:y="14.451cm">
          <draw:text-box>
            <text:p text:style-name="P1"><text:span text:style-name="T18">değişkenler</text:span></text:p>
          </draw:text-box>
        </draw:frame>
        <draw:frame draw:style-name="gr47" draw:text-style-name="P21" draw:layer="layout" svg:width="4.832cm" svg:height="0.302cm" svg:x="8.58cm" svg:y="15.764cm">
          <draw:text-box>
            <text:p text:style-name="P1"><text:span text:style-name="T18">fonksiyonun değişkenler ile yaptığı</text:span></text:p>
          </draw:text-box>
        </draw:frame>
      </draw:page>
      <draw:page draw:name="page8"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3cm" svg:x="1.874cm" svg:y="12.178cm" svg:viewBox="0 0 17848 894" draw:points="0,0 17848,0 17848,894 0,894">
          <text:p/>
        </draw:polygon>
        <draw:frame draw:style-name="gr55" draw:text-style-name="P16" draw:layer="layout" svg:width="8.079cm" svg:height="0.674cm" svg:x="7.687cm" svg:y="1.68cm">
          <draw:text-box>
            <text:p text:style-name="P1"><text:span text:style-name="T10">Problem: “bahçe-içinde-mi?”</text:span></text:p>
          </draw:text-box>
        </draw:frame>
        <draw:frame draw:style-name="gr50" draw:text-style-name="P17" draw:layer="layout" svg:width="18.43cm" svg:height="1.017cm" svg:x="2.122cm" svg:y="2.786cm">
          <draw:text-box>
            <text:p text:style-name="P1"><text:span text:style-name="T11">“</text:span><text:span text:style-name="T11">bahçe-içinde-mi?” fonksiyonunu yazmak için tasarım reçetesini kullanın. Bu fonksiyon bir</text:span></text:p>
            <text:p text:style-name="P1"><text:span text:style-name="T11"><text:s/></text:span><text:span text:style-name="T11">x-koordinatı ve bir y-koordinatı alır ve kelebeğin bahçe içinde olup olmadığını kontrol eder.</text:span><text:span text:style-name="T19"> </text:span></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0.908cm">
          <draw:text-box>
            <text:p text:style-name="P1"><text:span text:style-name="T15">(ÖRNEK(</text:span></text:p>
          </draw:text-box>
        </draw:frame>
        <draw:frame draw:style-name="gr33" draw:text-style-name="P17" draw:layer="layout" svg:width="0.371cm" svg:height="0.45cm" svg:x="10.773cm" svg:y="10.908cm">
          <draw:text-box>
            <text:p text:style-name="P1"><text:span text:style-name="T15">)</text:span></text:p>
          </draw:text-box>
        </draw:frame>
        <draw:frame draw:style-name="gr39" draw:text-style-name="P18" draw:layer="layout" svg:width="2.622cm" svg:height="0.649cm" svg:x="2.023cm" svg:y="12.361cm">
          <draw:text-box>
            <text:p text:style-name="P1"><text:span text:style-name="T13">Tanım</text:span></text:p>
          </draw:text-box>
        </draw:frame>
        <draw:frame draw:style-name="gr40" draw:text-style-name="P19" draw:layer="layout" svg:width="10.48cm" svg:height="0.412cm" svg:x="1.875cm" svg:y="13.093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3.709cm">
          <draw:text-box>
            <text:p text:style-name="P1"><text:span text:style-name="T15">(define(</text:span></text:p>
          </draw:text-box>
        </draw:frame>
        <draw:frame draw:style-name="gr33"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4" draw:text-style-name="P21" draw:layer="layout" svg:width="3.033cm" svg:height="0.302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3"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1" draw:text-style-name="P21" draw:layer="layout" svg:width="1.598cm" svg:height="0.302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5" draw:text-style-name="P21" draw:layer="layout" svg:width="0.849cm" svg:height="0.302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1" draw:text-style-name="P21" draw:layer="layout" svg:width="1.598cm" svg:height="0.302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6" draw:text-style-name="P21" draw:layer="layout" svg:width="1.276cm" svg:height="0.302cm" svg:x="8.27cm" svg:y="14.451cm">
          <draw:text-box>
            <text:p text:style-name="P1"><text:span text:style-name="T18">değişkenler</text:span></text:p>
          </draw:text-box>
        </draw:frame>
        <draw:frame draw:style-name="gr47" draw:text-style-name="P21" draw:layer="layout" svg:width="4.832cm" svg:height="0.302cm" svg:x="8.58cm" svg:y="15.764cm">
          <draw:text-box>
            <text:p text:style-name="P1"><text:span text:style-name="T18">fonksiyonun değişkenler ile yaptığı</text:span></text:p>
          </draw:text-box>
        </draw:frame>
      </draw:page>
      <draw:page draw:name="page9"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2cm" svg:x="1.874cm" svg:y="14.806cm" svg:viewBox="0 0 17848 893" draw:points="0,0 17848,0 17848,893 0,893">
          <text:p/>
        </draw:polygon>
        <draw:frame draw:style-name="gr56" draw:text-style-name="P16" draw:layer="layout" svg:width="8.244cm" svg:height="0.674cm" svg:x="7.7cm" svg:y="1.68cm">
          <draw:text-box>
            <text:p text:style-name="P1"><text:span text:style-name="T10">Problem: “kuyu-dışında-sol?”</text:span></text:p>
          </draw:text-box>
        </draw:frame>
        <draw:frame draw:style-name="gr57" draw:text-style-name="P22" draw:layer="layout" svg:width="17.938cm" svg:height="1.525cm" svg:x="2.023cm" svg:y="2.589cm">
          <draw:text-box>
            <text:p text:style-name="P1"><text:span text:style-name="T11">“</text:span><text:span text:style-name="T11">kuyu-dışında-sol?” fonksiyonunu yazmak için tasarım reçetesi kullanın.</text:span><text:span text:style-name="T12"> Bu fonksiyon </text:span></text:p>
            <text:p text:style-name="P1"><text:span text:style-name="T12">bir x-koordinatı alır, kelebeğin soldan kuyu dışında olup olmadığını söyler.</text:span></text:p>
            <text:p text:style-name="P1"><text:span text:style-name="T12"/></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2.222cm">
          <draw:text-box>
            <text:p text:style-name="P1"><text:span text:style-name="T15">(ÖRNEK(</text:span></text:p>
          </draw:text-box>
        </draw:frame>
        <draw:frame draw:style-name="gr33" draw:text-style-name="P17" draw:layer="layout" svg:width="0.371cm" svg:height="0.45cm" svg:x="10.773cm" svg:y="12.222cm">
          <draw:text-box>
            <text:p text:style-name="P1"><text:span text:style-name="T15">)</text:span></text:p>
          </draw:text-box>
        </draw:frame>
        <draw:frame draw:style-name="gr39" draw:text-style-name="P18" draw:layer="layout" svg:width="2.622cm" svg:height="0.649cm" svg:x="2.023cm" svg:y="14.989cm">
          <draw:text-box>
            <text:p text:style-name="P1"><text:span text:style-name="T13">Tanım</text:span></text:p>
          </draw:text-box>
        </draw:frame>
        <draw:frame draw:style-name="gr40" draw:text-style-name="P19" draw:layer="layout" svg:width="10.48cm" svg:height="0.412cm" svg:x="1.875cm" svg:y="15.72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6.337cm">
          <draw:text-box>
            <text:p text:style-name="P1"><text:span text:style-name="T15">(define(</text:span></text:p>
          </draw:text-box>
        </draw:frame>
        <draw:frame draw:style-name="gr33"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1" draw:text-style-name="P21" draw:layer="layout" svg:width="1.598cm" svg:height="0.302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5" draw:text-style-name="P21" draw:layer="layout" svg:width="0.849cm" svg:height="0.302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4" draw:text-style-name="P21" draw:layer="layout" svg:width="3.033cm" svg:height="0.302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3"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1" draw:text-style-name="P21" draw:layer="layout" svg:width="1.598cm" svg:height="0.302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6" draw:text-style-name="P21" draw:layer="layout" svg:width="1.276cm" svg:height="0.302cm" svg:x="8.27cm" svg:y="17.078cm">
          <draw:text-box>
            <text:p text:style-name="P1"><text:span text:style-name="T18">değişkenler</text:span></text:p>
          </draw:text-box>
        </draw:frame>
        <draw:frame draw:style-name="gr47" draw:text-style-name="P21" draw:layer="layout" svg:width="4.832cm" svg:height="0.302cm" svg:x="8.58cm" svg:y="18.392cm">
          <draw:text-box>
            <text:p text:style-name="P1"><text:span text:style-name="T18">fonksiyonun değişkenler ile yaptığı</text:span></text:p>
          </draw:text-box>
        </draw:frame>
      </draw:page>
      <draw:page draw:name="page10"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2cm" svg:x="1.874cm" svg:y="14.806cm" svg:viewBox="0 0 17848 893" draw:points="0,0 17848,0 17848,893 0,893">
          <text:p/>
        </draw:polygon>
        <draw:frame draw:style-name="gr58" draw:text-style-name="P16" draw:layer="layout" svg:width="8.426cm" svg:height="0.674cm" svg:x="7.7cm" svg:y="1.68cm">
          <draw:text-box>
            <text:p text:style-name="P1"><text:span text:style-name="T10">Problem: “kuyu-dışında-sağ?”</text:span></text:p>
          </draw:text-box>
        </draw:frame>
        <draw:frame draw:style-name="gr57" draw:text-style-name="P22" draw:layer="layout" svg:width="17.938cm" svg:height="1.525cm" svg:x="2.023cm" svg:y="2.589cm">
          <draw:text-box>
            <text:p text:style-name="P1"><text:span text:style-name="T11">“</text:span><text:span text:style-name="T11">kuyu-dışında-sağ?” fonksiyonunu yazmak için tasarım reçetesi kullanın.</text:span><text:span text:style-name="T12"> Bu fonksiyon </text:span></text:p>
            <text:p text:style-name="P1"><text:span text:style-name="T12">bir x-koordinatı alır, kelebeğin sağdan kuyu dışında olup olmadığını söyler.</text:span></text:p>
            <text:p text:style-name="P1"><text:span text:style-name="T12"/></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2.222cm">
          <draw:text-box>
            <text:p text:style-name="P1"><text:span text:style-name="T15">(ÖRNEK(</text:span></text:p>
          </draw:text-box>
        </draw:frame>
        <draw:frame draw:style-name="gr33" draw:text-style-name="P17" draw:layer="layout" svg:width="0.371cm" svg:height="0.45cm" svg:x="10.773cm" svg:y="12.222cm">
          <draw:text-box>
            <text:p text:style-name="P1"><text:span text:style-name="T15">)</text:span></text:p>
          </draw:text-box>
        </draw:frame>
        <draw:frame draw:style-name="gr39" draw:text-style-name="P18" draw:layer="layout" svg:width="2.622cm" svg:height="0.649cm" svg:x="2.023cm" svg:y="14.989cm">
          <draw:text-box>
            <text:p text:style-name="P1"><text:span text:style-name="T13">Tanım</text:span></text:p>
          </draw:text-box>
        </draw:frame>
        <draw:frame draw:style-name="gr40" draw:text-style-name="P19" draw:layer="layout" svg:width="10.48cm" svg:height="0.412cm" svg:x="1.875cm" svg:y="15.72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6.337cm">
          <draw:text-box>
            <text:p text:style-name="P1"><text:span text:style-name="T15">(define(</text:span></text:p>
          </draw:text-box>
        </draw:frame>
        <draw:frame draw:style-name="gr33"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1" draw:text-style-name="P21" draw:layer="layout" svg:width="1.598cm" svg:height="0.302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5" draw:text-style-name="P21" draw:layer="layout" svg:width="0.849cm" svg:height="0.302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4" draw:text-style-name="P21" draw:layer="layout" svg:width="3.033cm" svg:height="0.302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3"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1" draw:text-style-name="P21" draw:layer="layout" svg:width="1.598cm" svg:height="0.302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6" draw:text-style-name="P21" draw:layer="layout" svg:width="1.276cm" svg:height="0.302cm" svg:x="8.27cm" svg:y="17.078cm">
          <draw:text-box>
            <text:p text:style-name="P1"><text:span text:style-name="T18">değişkenler</text:span></text:p>
          </draw:text-box>
        </draw:frame>
        <draw:frame draw:style-name="gr47" draw:text-style-name="P21" draw:layer="layout" svg:width="4.832cm" svg:height="0.302cm" svg:x="8.58cm" svg:y="18.392cm">
          <draw:text-box>
            <text:p text:style-name="P1"><text:span text:style-name="T18">fonksiyonun değişkenler ile yaptığı</text:span></text:p>
          </draw:text-box>
        </draw:frame>
      </draw:page>
      <draw:page draw:name="page11"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2cm" svg:x="1.874cm" svg:y="14.806cm" svg:viewBox="0 0 17848 893" draw:points="0,0 17848,0 17848,893 0,893">
          <text:p/>
        </draw:polygon>
        <draw:frame draw:style-name="gr59" draw:text-style-name="P16" draw:layer="layout" svg:width="8.181cm" svg:height="0.674cm" svg:x="7.7cm" svg:y="1.68cm">
          <draw:text-box>
            <text:p text:style-name="P1"><text:span text:style-name="T10">Problem: “kuyu-dışında-alt?”</text:span></text:p>
          </draw:text-box>
        </draw:frame>
        <draw:frame draw:style-name="gr57" draw:text-style-name="P22" draw:layer="layout" svg:width="17.938cm" svg:height="1.525cm" svg:x="2.023cm" svg:y="2.589cm">
          <draw:text-box>
            <text:p text:style-name="P1"><text:span text:style-name="T11">“</text:span><text:span text:style-name="T11">kuyu-dışında-alt?” fonksiyonunu yazmak için tasarım reçetesi kullanın.</text:span><text:span text:style-name="T12"> Bu fonksiyon </text:span></text:p>
            <text:p text:style-name="P1"><text:span text:style-name="T12">bir y-koordinatı alır, kelebeğin alttan kuyu dışında olup olmadığını söyler.</text:span></text:p>
            <text:p text:style-name="P1"><text:span text:style-name="T12"/></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2.222cm">
          <draw:text-box>
            <text:p text:style-name="P1"><text:span text:style-name="T15">(ÖRNEK(</text:span></text:p>
          </draw:text-box>
        </draw:frame>
        <draw:frame draw:style-name="gr33" draw:text-style-name="P17" draw:layer="layout" svg:width="0.371cm" svg:height="0.45cm" svg:x="10.773cm" svg:y="12.222cm">
          <draw:text-box>
            <text:p text:style-name="P1"><text:span text:style-name="T15">)</text:span></text:p>
          </draw:text-box>
        </draw:frame>
        <draw:frame draw:style-name="gr39" draw:text-style-name="P18" draw:layer="layout" svg:width="2.622cm" svg:height="0.649cm" svg:x="2.023cm" svg:y="14.989cm">
          <draw:text-box>
            <text:p text:style-name="P1"><text:span text:style-name="T13">Tanım</text:span></text:p>
          </draw:text-box>
        </draw:frame>
        <draw:frame draw:style-name="gr40" draw:text-style-name="P19" draw:layer="layout" svg:width="10.48cm" svg:height="0.412cm" svg:x="1.875cm" svg:y="15.72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6.337cm">
          <draw:text-box>
            <text:p text:style-name="P1"><text:span text:style-name="T15">(define(</text:span></text:p>
          </draw:text-box>
        </draw:frame>
        <draw:frame draw:style-name="gr33"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1" draw:text-style-name="P21" draw:layer="layout" svg:width="1.598cm" svg:height="0.302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5" draw:text-style-name="P21" draw:layer="layout" svg:width="0.849cm" svg:height="0.302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4" draw:text-style-name="P21" draw:layer="layout" svg:width="3.033cm" svg:height="0.302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3"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1" draw:text-style-name="P21" draw:layer="layout" svg:width="1.598cm" svg:height="0.302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6" draw:text-style-name="P21" draw:layer="layout" svg:width="1.276cm" svg:height="0.302cm" svg:x="8.27cm" svg:y="17.078cm">
          <draw:text-box>
            <text:p text:style-name="P1"><text:span text:style-name="T18">değişkenler</text:span></text:p>
          </draw:text-box>
        </draw:frame>
        <draw:frame draw:style-name="gr47" draw:text-style-name="P21" draw:layer="layout" svg:width="4.832cm" svg:height="0.302cm" svg:x="8.58cm" svg:y="18.392cm">
          <draw:text-box>
            <text:p text:style-name="P1"><text:span text:style-name="T18">fonksiyonun değişkenler ile yaptığı</text:span></text:p>
          </draw:text-box>
        </draw:frame>
      </draw:page>
      <draw:page draw:name="page12"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2cm" svg:x="1.874cm" svg:y="14.806cm" svg:viewBox="0 0 17848 893" draw:points="0,0 17848,0 17848,893 0,893">
          <text:p/>
        </draw:polygon>
        <draw:frame draw:style-name="gr60" draw:text-style-name="P16" draw:layer="layout" svg:width="8.325cm" svg:height="0.674cm" svg:x="7.7cm" svg:y="1.68cm">
          <draw:text-box>
            <text:p text:style-name="P1"><text:span text:style-name="T10">Problem: “kuyu-dışında-üst?”</text:span></text:p>
          </draw:text-box>
        </draw:frame>
        <draw:frame draw:style-name="gr57" draw:text-style-name="P22" draw:layer="layout" svg:width="17.938cm" svg:height="1.525cm" svg:x="2.023cm" svg:y="2.589cm">
          <draw:text-box>
            <text:p text:style-name="P1"><text:span text:style-name="T11">“</text:span><text:span text:style-name="T11">kuyu-dışında-üst?” fonksiyonunu yazmak için tasarım reçetesi kullanın.</text:span><text:span text:style-name="T12"> Bu fonksiyon </text:span></text:p>
            <text:p text:style-name="P1"><text:span text:style-name="T12">bir y-koordinatı alır, kelebeğin üstten kuyu dışında olup olmadığını söyler.</text:span></text:p>
            <text:p text:style-name="P1"><text:span text:style-name="T12"/></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2.222cm">
          <draw:text-box>
            <text:p text:style-name="P1"><text:span text:style-name="T15">(ÖRNEK(</text:span></text:p>
          </draw:text-box>
        </draw:frame>
        <draw:frame draw:style-name="gr33" draw:text-style-name="P17" draw:layer="layout" svg:width="0.371cm" svg:height="0.45cm" svg:x="10.773cm" svg:y="12.222cm">
          <draw:text-box>
            <text:p text:style-name="P1"><text:span text:style-name="T15">)</text:span></text:p>
          </draw:text-box>
        </draw:frame>
        <draw:frame draw:style-name="gr39" draw:text-style-name="P18" draw:layer="layout" svg:width="2.622cm" svg:height="0.649cm" svg:x="2.023cm" svg:y="14.989cm">
          <draw:text-box>
            <text:p text:style-name="P1"><text:span text:style-name="T13">Tanım</text:span></text:p>
          </draw:text-box>
        </draw:frame>
        <draw:frame draw:style-name="gr40" draw:text-style-name="P19" draw:layer="layout" svg:width="10.48cm" svg:height="0.412cm" svg:x="1.875cm" svg:y="15.72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6.337cm">
          <draw:text-box>
            <text:p text:style-name="P1"><text:span text:style-name="T15">(define(</text:span></text:p>
          </draw:text-box>
        </draw:frame>
        <draw:frame draw:style-name="gr33"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1" draw:text-style-name="P21" draw:layer="layout" svg:width="1.598cm" svg:height="0.302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5" draw:text-style-name="P21" draw:layer="layout" svg:width="0.849cm" svg:height="0.302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4" draw:text-style-name="P21" draw:layer="layout" svg:width="3.033cm" svg:height="0.302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3"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1" draw:text-style-name="P21" draw:layer="layout" svg:width="1.598cm" svg:height="0.302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6" draw:text-style-name="P21" draw:layer="layout" svg:width="1.276cm" svg:height="0.302cm" svg:x="8.27cm" svg:y="17.078cm">
          <draw:text-box>
            <text:p text:style-name="P1"><text:span text:style-name="T18">değişkenler</text:span></text:p>
          </draw:text-box>
        </draw:frame>
        <draw:frame draw:style-name="gr47" draw:text-style-name="P21" draw:layer="layout" svg:width="4.832cm" svg:height="0.302cm" svg:x="8.58cm" svg:y="18.392cm">
          <draw:text-box>
            <text:p text:style-name="P1"><text:span text:style-name="T18">fonksiyonun değişkenler ile yaptığı</text:span></text:p>
          </draw:text-box>
        </draw:frame>
      </draw:page>
      <draw:page draw:name="page1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2cm" svg:x="1.874cm" svg:y="14.806cm" svg:viewBox="0 0 17848 893" draw:points="0,0 17848,0 17848,893 0,893">
          <text:p/>
        </draw:polygon>
        <draw:frame draw:style-name="gr61" draw:text-style-name="P16" draw:layer="layout" svg:width="8.126cm" svg:height="0.674cm" svg:x="7.7cm" svg:y="1.68cm">
          <draw:text-box>
            <text:p text:style-name="P1"><text:span text:style-name="T10">Problem: “kuyu-dışında-mı?”</text:span></text:p>
          </draw:text-box>
        </draw:frame>
        <draw:frame draw:style-name="gr57" draw:text-style-name="P22" draw:layer="layout" svg:width="17.938cm" svg:height="1.525cm" svg:x="2.023cm" svg:y="2.589cm">
          <draw:text-box>
            <text:p text:style-name="P1"><text:span text:style-name="T11">“</text:span><text:span text:style-name="T11">kuyu-dışında-mı?” fonksiyonunu yazmak için tasarım reçetesi kullanın.</text:span><text:span text:style-name="T12"> Bu fonksiyon </text:span></text:p>
            <text:p text:style-name="P1"><text:span text:style-name="T12"><text:s/></text:span><text:span text:style-name="T12">x-koordinatı ve y-koordinatı alır, kelebeğin kuyu dışında olup olmadığını söyler.</text:span></text:p>
            <text:p text:style-name="P1"><text:span text:style-name="T12"/></text:p>
          </draw:text-box>
        </draw:frame>
        <draw:frame draw:style-name="gr31" draw:text-style-name="P18" draw:layer="layout" svg:width="8.816cm" svg:height="0.649cm" svg:x="2.023cm" svg:y="4.132cm">
          <draw:text-box>
            <text:p text:style-name="P1"><text:span text:style-name="T13">Kontrat ve İfadenin Amacı</text:span></text:p>
          </draw:text-box>
        </draw:frame>
        <draw:frame draw:style-name="gr32" draw:text-style-name="P19" draw:layer="layout" svg:width="6.14cm" svg:height="0.412cm" svg:x="1.875cm" svg:y="4.863cm">
          <draw:text-box>
            <text:p text:style-name="P1"><text:span text:style-name="T14">Her kontrat üç bölümden oluşmak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2.222cm">
          <draw:text-box>
            <text:p text:style-name="P1"><text:span text:style-name="T15">(ÖRNEK(</text:span></text:p>
          </draw:text-box>
        </draw:frame>
        <draw:frame draw:style-name="gr33" draw:text-style-name="P17" draw:layer="layout" svg:width="0.371cm" svg:height="0.45cm" svg:x="10.773cm" svg:y="12.222cm">
          <draw:text-box>
            <text:p text:style-name="P1"><text:span text:style-name="T15">)</text:span></text:p>
          </draw:text-box>
        </draw:frame>
        <draw:frame draw:style-name="gr39" draw:text-style-name="P18" draw:layer="layout" svg:width="2.622cm" svg:height="0.649cm" svg:x="2.023cm" svg:y="14.989cm">
          <draw:text-box>
            <text:p text:style-name="P1"><text:span text:style-name="T13">Tanım</text:span></text:p>
          </draw:text-box>
        </draw:frame>
        <draw:frame draw:style-name="gr40" draw:text-style-name="P19" draw:layer="layout" svg:width="10.48cm" svg:height="0.412cm" svg:x="1.875cm" svg:y="15.72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6.337cm">
          <draw:text-box>
            <text:p text:style-name="P1"><text:span text:style-name="T15">(define(</text:span></text:p>
          </draw:text-box>
        </draw:frame>
        <draw:frame draw:style-name="gr33"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1" draw:text-style-name="P21" draw:layer="layout" svg:width="1.598cm" svg:height="0.302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5" draw:text-style-name="P21" draw:layer="layout" svg:width="0.849cm" svg:height="0.302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4" draw:text-style-name="P21" draw:layer="layout" svg:width="3.033cm" svg:height="0.302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3"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1" draw:text-style-name="P21" draw:layer="layout" svg:width="1.598cm" svg:height="0.302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6" draw:text-style-name="P21" draw:layer="layout" svg:width="1.276cm" svg:height="0.302cm" svg:x="8.27cm" svg:y="17.078cm">
          <draw:text-box>
            <text:p text:style-name="P1"><text:span text:style-name="T18">değişkenler</text:span></text:p>
          </draw:text-box>
        </draw:frame>
        <draw:frame draw:style-name="gr47" draw:text-style-name="P21" draw:layer="layout" svg:width="4.832cm" svg:height="0.302cm" svg:x="8.58cm" svg:y="18.392cm">
          <draw:text-box>
            <text:p text:style-name="P1"><text:span text:style-name="T18">fonksiyonun değişkenler ile yaptığı</text:span></text:p>
          </draw:text-box>
        </draw:frame>
      </draw:page>
      <draw:page draw:name="page1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8" draw:text-style-name="P15" draw:layer="layout" svg:width="17.847cm" svg:height="0.892cm" svg:x="1.874cm" svg:y="3.949cm" svg:viewBox="0 0 17848 893" draw:points="0,0 17848,0 17848,893 0,893">
          <text:p/>
        </draw:polygon>
        <draw:polygon draw:style-name="gr28" draw:text-style-name="P15" draw:layer="layout" svg:width="17.847cm" svg:height="0.893cm" svg:x="1.874cm" svg:y="8.063cm" svg:viewBox="0 0 17848 894" draw:points="0,0 17848,0 17848,894 0,894">
          <text:p/>
        </draw:polygon>
        <draw:polygon draw:style-name="gr28" draw:text-style-name="P15" draw:layer="layout" svg:width="17.847cm" svg:height="0.892cm" svg:x="1.874cm" svg:y="14.806cm" svg:viewBox="0 0 17848 893" draw:points="0,0 17848,0 17848,893 0,893">
          <text:p/>
        </draw:polygon>
        <draw:frame draw:style-name="gr62" draw:text-style-name="P16" draw:layer="layout" svg:width="7.19cm" svg:height="0.674cm" svg:x="7.7cm" svg:y="1.68cm">
          <draw:text-box>
            <text:p text:style-name="P1"><text:span text:style-name="T10">Problem: </text:span><text:span text:style-name="T10">“güvende-</text:span><text:span text:style-name="T10">mi?”</text:span></text:p>
          </draw:text-box>
        </draw:frame>
        <draw:frame draw:style-name="gr63" draw:text-style-name="P22" draw:layer="layout" svg:width="17.938cm" svg:height="1.105cm" svg:x="2.023cm" svg:y="2.589cm">
          <draw:text-box>
            <text:p text:style-name="P1"><text:span text:style-name="T11">“</text:span><text:span text:style-name="T11">güven</text:span><text:span text:style-name="T11">de-mi?” </text:span><text:span text:style-name="T11">fonksiy</text:span><text:span text:style-name="T11">onunu </text:span><text:span text:style-name="T11">yazmak </text:span><text:span text:style-name="T11">için </text:span><text:span text:style-name="T11">tasarım </text:span><text:span text:style-name="T11">reçetesi </text:span><text:span text:style-name="T11">kullanı</text:span><text:span text:style-name="T11">n.</text:span><text:span text:style-name="T12"> Bu </text:span><text:span text:style-name="T12">fonksiy</text:span><text:span text:style-name="T12">on </text:span></text:p>
            <text:p text:style-name="P1"><text:span text:style-name="T12"><text:s/></text:span><text:span text:style-name="T12">x-</text:span><text:span text:style-name="T12">koordin</text:span><text:span text:style-name="T12">atı ve y-</text:span><text:span text:style-name="T12">koordin</text:span><text:span text:style-name="T12">atı alır, </text:span><text:span text:style-name="T12">kelebeğ</text:span><text:span text:style-name="T12">in hem </text:span><text:span text:style-name="T12">bahçe </text:span><text:span text:style-name="T12">içinde </text:span><text:span text:style-name="T12">hem </text:span><text:span text:style-name="T12">kuyu </text:span><text:span text:style-name="T12">dışında </text:span><text:span text:style-name="T12">olup <text:s/></text:span><text:span text:style-name="T12">olmadı</text:span><text:span text:style-name="T12">ğını </text:span><text:span text:style-name="T12">söyler.</text:span></text:p>
          </draw:text-box>
        </draw:frame>
        <draw:frame draw:style-name="gr31" draw:text-style-name="P18" draw:layer="layout" svg:width="8.816cm" svg:height="0.649cm" svg:x="2.023cm" svg:y="4.132cm">
          <draw:text-box>
            <text:p text:style-name="P1"><text:span text:style-name="T13">K</text:span><text:span text:style-name="T13">o</text:span><text:span text:style-name="T13">n</text:span><text:span text:style-name="T13">t</text:span><text:span text:style-name="T13">r</text:span><text:span text:style-name="T13">a</text:span><text:span text:style-name="T13">t </text:span><text:span text:style-name="T13">v</text:span><text:span text:style-name="T13">e</text:span><text:span text:style-name="T13"> </text:span><text:span text:style-name="T13">İ</text:span><text:span text:style-name="T13">f</text:span><text:span text:style-name="T13">a</text:span><text:span text:style-name="T13">d</text:span><text:span text:style-name="T13">e</text:span><text:span text:style-name="T13">n</text:span><text:span text:style-name="T13">i</text:span><text:span text:style-name="T13">n</text:span><text:span text:style-name="T13"> </text:span><text:span text:style-name="T13">A</text:span><text:span text:style-name="T13">m</text:span><text:span text:style-name="T13">a</text:span><text:span text:style-name="T13">c</text:span><text:span text:style-name="T13">ı</text:span></text:p>
          </draw:text-box>
        </draw:frame>
        <draw:frame draw:style-name="gr32" draw:text-style-name="P19" draw:layer="layout" svg:width="6.14cm" svg:height="0.412cm" svg:x="1.875cm" svg:y="4.863cm">
          <draw:text-box>
            <text:p text:style-name="P1"><text:span text:style-name="T14">Her </text:span><text:span text:style-name="T14">kontrat </text:span><text:span text:style-name="T14">üç </text:span><text:span text:style-name="T14">bölümd</text:span><text:span text:style-name="T14">en </text:span><text:span text:style-name="T14">oluşmak</text:span><text:span text:style-name="T14">tadır...</text:span></text:p>
          </draw:text-box>
        </draw:frame>
        <draw:frame draw:style-name="gr33" draw:text-style-name="P17" draw:layer="layout" svg:width="0.371cm" svg:height="0.45cm" svg:x="1.875cm" svg:y="5.479cm">
          <draw:text-box>
            <text:p text:style-name="P1"><text:span text:style-name="T15">;</text:span></text:p>
          </draw:text-box>
        </draw:frame>
        <draw:frame draw:style-name="gr34" draw:text-style-name="P17" draw:layer="layout" svg:width="0.371cm" svg:height="0.509cm" svg:x="5.742cm" svg:y="5.463cm">
          <draw:text-box>
            <text:p text:style-name="P1"><text:span text:style-name="T16">:</text:span></text:p>
          </draw:text-box>
        </draw:frame>
        <draw:frame draw:style-name="gr35" draw:text-style-name="P17" draw:layer="layout" svg:width="0.371cm" svg:height="0.488cm" svg:x="14.715cm" svg:y="5.551cm">
          <draw:text-box>
            <text:p text:style-name="P1"><text:span text:style-name="T17">®</text:span></text:p>
          </draw:text-box>
        </draw:frame>
        <draw:frame draw:style-name="gr33" draw:text-style-name="P17" draw:layer="layout" svg:width="0.371cm" svg:height="0.45cm" svg:x="1.875cm" svg:y="6.793cm">
          <draw:text-box>
            <text:p text:style-name="P1"><text:span text:style-name="T15">;</text:span></text:p>
          </draw:text-box>
        </draw:frame>
        <draw:frame draw:style-name="gr36" draw:text-style-name="P18" draw:layer="layout" svg:width="2.555cm" svg:height="0.649cm" svg:x="2.023cm" svg:y="8.247cm">
          <draw:text-box>
            <text:p text:style-name="P1"><text:span text:style-name="T13">Örnekler</text:span></text:p>
          </draw:text-box>
        </draw:frame>
        <draw:frame draw:style-name="gr37" draw:text-style-name="P19" draw:layer="layout" svg:width="12.385cm" svg:height="0.412cm" svg:x="1.875cm" svg:y="8.978cm">
          <draw:text-box>
            <text:p text:style-name="P1"><text:span text:style-name="T14">Bazı örnekler yazın, sonra neyin değiştiğini yuvarlak içine alın ve kısaca açıklayın.</text:span></text:p>
          </draw:text-box>
        </draw:frame>
        <draw:frame draw:style-name="gr38" draw:text-style-name="P17" draw:layer="layout" svg:width="2.021cm" svg:height="0.45cm" svg:x="1.875cm" svg:y="9.594cm">
          <draw:text-box>
            <text:p text:style-name="P1"><text:span text:style-name="T15">(ÖRNEK(</text:span></text:p>
          </draw:text-box>
        </draw:frame>
        <draw:frame draw:style-name="gr33" draw:text-style-name="P17" draw:layer="layout" svg:width="0.371cm" svg:height="0.45cm" svg:x="10.773cm" svg:y="9.594cm">
          <draw:text-box>
            <text:p text:style-name="P1"><text:span text:style-name="T15">)</text:span></text:p>
          </draw:text-box>
        </draw:frame>
        <draw:frame draw:style-name="gr38" draw:text-style-name="P17" draw:layer="layout" svg:width="2.021cm" svg:height="0.45cm" svg:x="1.875cm" svg:y="12.222cm">
          <draw:text-box>
            <text:p text:style-name="P1"><text:span text:style-name="T15">(ÖRNEK(</text:span></text:p>
          </draw:text-box>
        </draw:frame>
        <draw:frame draw:style-name="gr33" draw:text-style-name="P17" draw:layer="layout" svg:width="0.371cm" svg:height="0.45cm" svg:x="10.773cm" svg:y="12.222cm">
          <draw:text-box>
            <text:p text:style-name="P1"><text:span text:style-name="T15">)</text:span></text:p>
          </draw:text-box>
        </draw:frame>
        <draw:frame draw:style-name="gr39" draw:text-style-name="P18" draw:layer="layout" svg:width="2.622cm" svg:height="0.649cm" svg:x="2.023cm" svg:y="14.989cm">
          <draw:text-box>
            <text:p text:style-name="P1"><text:span text:style-name="T13">Tanım</text:span></text:p>
          </draw:text-box>
        </draw:frame>
        <draw:frame draw:style-name="gr40" draw:text-style-name="P19" draw:layer="layout" svg:width="10.48cm" svg:height="0.412cm" svg:x="1.875cm" svg:y="15.72cm">
          <draw:text-box>
            <text:p text:style-name="P1"><text:span text:style-name="T14">Bütün girdi değerlerine verilen değişken isimlerine göre tanımı yazın.</text:span></text:p>
          </draw:text-box>
        </draw:frame>
        <draw:frame draw:style-name="gr38" draw:text-style-name="P17" draw:layer="layout" svg:width="2.021cm" svg:height="0.45cm" svg:x="1.875cm" svg:y="16.337cm">
          <draw:text-box>
            <text:p text:style-name="P1"><text:span text:style-name="T15">(define(</text:span></text:p>
          </draw:text-box>
        </draw:frame>
        <draw:frame draw:style-name="gr33"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3"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1" draw:text-style-name="P21" draw:layer="layout" svg:width="1.598cm" svg:height="0.302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1" draw:text-style-name="P21" draw:layer="layout" svg:width="0.828cm" svg:height="0.302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2" draw:text-style-name="P21" draw:layer="layout" svg:width="0.641cm" svg:height="0.302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3" draw:text-style-name="P21" draw:layer="layout" svg:width="3.008cm" svg:height="0.302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1" draw:text-style-name="P21" draw:layer="layout" svg:width="1.598cm" svg:height="0.302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5" draw:text-style-name="P21" draw:layer="layout" svg:width="0.849cm" svg:height="0.302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4" draw:text-style-name="P21" draw:layer="layout" svg:width="3.033cm" svg:height="0.302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3"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1" draw:text-style-name="P21" draw:layer="layout" svg:width="1.598cm" svg:height="0.302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5" draw:text-style-name="P21" draw:layer="layout" svg:width="0.849cm" svg:height="0.302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4" draw:text-style-name="P21" draw:layer="layout" svg:width="3.033cm" svg:height="0.302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3"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1" draw:text-style-name="P21" draw:layer="layout" svg:width="1.598cm" svg:height="0.302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6" draw:text-style-name="P21" draw:layer="layout" svg:width="1.276cm" svg:height="0.302cm" svg:x="8.27cm" svg:y="17.078cm">
          <draw:text-box>
            <text:p text:style-name="P1"><text:span text:style-name="T18">değişkenler</text:span></text:p>
          </draw:text-box>
        </draw:frame>
        <draw:frame draw:style-name="gr47" draw:text-style-name="P21" draw:layer="layout" svg:width="4.832cm" svg:height="0.302cm" svg:x="8.58cm" svg:y="18.392cm">
          <draw:text-box>
            <text:p text:style-name="P1"><text:span text:style-name="T18">fonksiyonun değişkenler ile yaptığı</text:span></text:p>
          </draw:text-box>
        </draw:frame>
        <draw:frame draw:style-name="gr64" draw:text-style-name="P23" draw:layer="layout" svg:width="0.451cm" svg:height="0.937cm" svg:x="10.619cm" svg:y="26.446cm">
          <draw:text-box>
            <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Gothic" svg:font-family="CenturyGothic"/>
    <style:font-face style:name="CenturyGothic1" svg:font-family="CenturyGothic" style:font-pitch="variable"/>
    <style:font-face style:name="Courier" svg:font-family="Courier" style:font-pitch="variable"/>
    <style:font-face style:name="Courier1" svg:font-family="Courier"/>
    <style:font-face style:name="CourierNew" svg:font-family="CourierNew" style:font-pitch="variable"/>
    <style:font-face style:name="CourierNew1" svg:font-family="CourierNew"/>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face style:name="Symbol1" svg:font-family="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7-13T11:58:00.377148491</dc:date>
    <meta:editing-duration>PT2H6M30S</meta:editing-duration>
    <meta:editing-cycles>39</meta:editing-cycles>
    <meta:generator>LibreOffice/7.5.4.2$Linux_X86_64 LibreOffice_project/50$Build-2</meta:generator>
    <meta:document-statistic meta:object-count="809"/>
  </office:meta>
</office:document-meta>
</file>